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79ec" officeooo:paragraph-rsid="001479e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9ec" officeooo:paragraph-rsid="001479ec" style:font-weight-asian="bold" style:font-weight-complex="bold"/>
    </style:style>
    <style:style style:name="P3" style:family="paragraph" style:parent-style-name="Text_20_body" style:list-style-name="L1">
      <style:text-properties officeooo:paragraph-rsid="001554d4"/>
    </style:style>
    <style:style style:name="P4" style:family="paragraph" style:parent-style-name="Text_20_body" style:list-style-name="L1">
      <style:text-properties officeooo:paragraph-rsid="001479ec"/>
    </style:style>
    <style:style style:name="P5" style:family="paragraph" style:parent-style-name="Text_20_body" style:list-style-name="L1">
      <style:text-properties officeooo:rsid="001479ec" officeooo:paragraph-rsid="001554d4"/>
    </style:style>
    <style:style style:name="P6" style:family="paragraph" style:parent-style-name="Text_20_body" style:list-style-name="L2">
      <style:text-properties officeooo:rsid="001479ec" officeooo:paragraph-rsid="001479ec"/>
    </style:style>
    <style:style style:name="P7" style:family="paragraph" style:parent-style-name="Text_20_body" style:list-style-name="L1">
      <style:text-properties officeooo:rsid="001554d4" officeooo:paragraph-rsid="001554d4"/>
    </style:style>
    <style:style style:name="P8" style:family="paragraph" style:parent-style-name="Text_20_body" style:list-style-name="L2">
      <style:text-properties officeooo:rsid="001554d4" officeooo:paragraph-rsid="001554d4"/>
    </style:style>
    <style:style style:name="P9" style:family="paragraph" style:parent-style-name="Text_20_body" style:list-style-name="L3">
      <style:text-properties officeooo:rsid="001554d4" officeooo:paragraph-rsid="001554d4"/>
    </style:style>
    <style:style style:name="P10" style:family="paragraph" style:parent-style-name="Text_20_body" style:list-style-name="L5">
      <style:text-properties officeooo:rsid="001554d4" officeooo:paragraph-rsid="001554d4"/>
    </style:style>
    <style:style style:name="P11" style:family="paragraph" style:parent-style-name="Text_20_body" style:list-style-name="L2">
      <style:text-properties fo:font-weight="bold" officeooo:rsid="001554d4" officeooo:paragraph-rsid="001554d4" style:font-weight-asian="bold" style:font-weight-complex="bold"/>
    </style:style>
    <style:style style:name="P12" style:family="paragraph" style:parent-style-name="Text_20_body" style:list-style-name="L1">
      <style:text-properties fo:font-weight="bold" officeooo:rsid="0017a64c" officeooo:paragraph-rsid="0017a64c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1a53bc" officeooo:paragraph-rsid="001a53bc" style:font-weight-asian="bold" style:font-weight-complex="bold"/>
    </style:style>
    <style:style style:name="P14" style:family="paragraph" style:parent-style-name="Text_20_body" style:list-style-name="L9">
      <style:text-properties fo:font-weight="bold" officeooo:paragraph-rsid="001af680" style:font-weight-asian="bold" style:font-weight-complex="bold"/>
    </style:style>
    <style:style style:name="P15" style:family="paragraph" style:parent-style-name="Text_20_body" style:list-style-name="L9">
      <style:text-properties fo:font-weight="bold" officeooo:rsid="001af680" officeooo:paragraph-rsid="001af680" style:font-weight-asian="bold" style:font-weight-complex="bold"/>
    </style:style>
    <style:style style:name="P16" style:family="paragraph" style:parent-style-name="Text_20_body" style:list-style-name="L1">
      <style:text-properties officeooo:rsid="0015cc14" officeooo:paragraph-rsid="0015cc14"/>
    </style:style>
    <style:style style:name="P17" style:family="paragraph" style:parent-style-name="Text_20_body">
      <style:text-properties officeooo:rsid="0015cc14" officeooo:paragraph-rsid="0015cc14"/>
    </style:style>
    <style:style style:name="P18" style:family="paragraph" style:parent-style-name="Text_20_body" style:list-style-name="L7">
      <style:text-properties officeooo:rsid="0015cc14" officeooo:paragraph-rsid="0015cc14"/>
    </style:style>
    <style:style style:name="P19" style:family="paragraph" style:parent-style-name="Text_20_body" style:list-style-name="L1">
      <style:text-properties officeooo:rsid="00165a3d" officeooo:paragraph-rsid="00165a3d"/>
    </style:style>
    <style:style style:name="P20" style:family="paragraph" style:parent-style-name="Text_20_body" style:list-style-name="L1">
      <style:text-properties fo:font-weight="normal" officeooo:rsid="00165a3d" officeooo:paragraph-rsid="00165a3d" style:font-weight-asian="normal" style:font-weight-complex="normal"/>
    </style:style>
    <style:style style:name="P21" style:family="paragraph" style:parent-style-name="Text_20_body" style:list-style-name="L1">
      <style:text-properties fo:font-weight="normal" officeooo:rsid="00165a3d" officeooo:paragraph-rsid="0017a64c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017a64c" officeooo:paragraph-rsid="0017a64c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017a64c" officeooo:paragraph-rsid="001adc88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0199197" officeooo:paragraph-rsid="00199197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0199197" officeooo:paragraph-rsid="001c6701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199197" officeooo:paragraph-rsid="001e2f3e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1a53bc" officeooo:paragraph-rsid="001a53bc" style:font-weight-asian="normal" style:font-weight-complex="normal"/>
    </style:style>
    <style:style style:name="P28" style:family="paragraph" style:parent-style-name="Text_20_body">
      <style:text-properties fo:font-weight="normal" officeooo:rsid="001a53bc" officeooo:paragraph-rsid="001a53bc" style:font-weight-asian="normal" style:font-weight-complex="normal"/>
    </style:style>
    <style:style style:name="P29" style:family="paragraph" style:parent-style-name="Text_20_body" style:list-style-name="L8">
      <style:text-properties fo:font-weight="normal" officeooo:rsid="001a53bc" officeooo:paragraph-rsid="001a53bc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1adc88" officeooo:paragraph-rsid="001adc88" style:font-weight-asian="normal" style:font-weight-complex="normal"/>
    </style:style>
    <style:style style:name="P31" style:family="paragraph" style:parent-style-name="Text_20_body" style:list-style-name="L1">
      <style:text-properties fo:font-weight="normal" officeooo:rsid="001adc88" officeooo:paragraph-rsid="001c6701" style:font-weight-asian="normal" style:font-weight-complex="normal"/>
    </style:style>
    <style:style style:name="P32" style:family="paragraph" style:parent-style-name="Text_20_body" style:list-style-name="L1">
      <style:text-properties fo:font-weight="normal" officeooo:rsid="001af680" officeooo:paragraph-rsid="001af680" style:font-weight-asian="normal" style:font-weight-complex="normal"/>
    </style:style>
    <style:style style:name="P33" style:family="paragraph" style:parent-style-name="Text_20_body" style:list-style-name="L1">
      <style:text-properties fo:font-weight="normal" officeooo:rsid="001ba1c9" officeooo:paragraph-rsid="001ba1c9" style:font-weight-asian="normal" style:font-weight-complex="normal"/>
    </style:style>
    <style:style style:name="P34" style:family="paragraph" style:parent-style-name="Text_20_body" style:list-style-name="L1">
      <style:text-properties fo:font-weight="normal" officeooo:rsid="001c6701" officeooo:paragraph-rsid="001c6701" style:font-weight-asian="normal" style:font-weight-complex="normal"/>
    </style:style>
    <style:style style:name="P35" style:family="paragraph" style:parent-style-name="Text_20_body" style:list-style-name="L1">
      <style:text-properties fo:font-weight="normal" officeooo:rsid="001ce0d7" officeooo:paragraph-rsid="001ce0d7" style:font-weight-asian="normal" style:font-weight-complex="normal"/>
    </style:style>
    <style:style style:name="P36" style:family="paragraph" style:parent-style-name="Text_20_body" style:list-style-name="L1">
      <style:text-properties fo:font-weight="normal" officeooo:rsid="001e2f3e" officeooo:paragraph-rsid="001e2f3e" style:font-weight-asian="normal" style:font-weight-complex="normal"/>
    </style:style>
    <style:style style:name="P37" style:family="paragraph" style:parent-style-name="Text_20_body" style:list-style-name="L1">
      <style:text-properties fo:font-weight="normal" officeooo:rsid="001fc86a" officeooo:paragraph-rsid="001fc86a" style:font-weight-asian="normal" style:font-weight-complex="normal"/>
    </style:style>
    <style:style style:name="P38" style:family="paragraph" style:parent-style-name="Text_20_body" style:list-style-name="L1">
      <style:text-properties fo:font-weight="normal" officeooo:rsid="001fc86a" officeooo:paragraph-rsid="00269821" style:font-weight-asian="normal" style:font-weight-complex="normal"/>
    </style:style>
    <style:style style:name="P39" style:family="paragraph" style:parent-style-name="Text_20_body" style:list-style-name="L10">
      <style:text-properties fo:font-weight="normal" officeooo:rsid="001fc86a" officeooo:paragraph-rsid="001fc86a" style:font-weight-asian="normal" style:font-weight-complex="normal"/>
    </style:style>
    <style:style style:name="P40" style:family="paragraph" style:parent-style-name="Text_20_body" style:list-style-name="L1">
      <style:text-properties fo:font-weight="normal" officeooo:rsid="0020b08e" officeooo:paragraph-rsid="0020b08e" style:font-weight-asian="normal" style:font-weight-complex="normal"/>
    </style:style>
    <style:style style:name="P41" style:family="paragraph" style:parent-style-name="Text_20_body" style:list-style-name="L1">
      <style:text-properties fo:font-weight="normal" officeooo:rsid="0020b08e" officeooo:paragraph-rsid="00269821" style:font-weight-asian="normal" style:font-weight-complex="normal"/>
    </style:style>
    <style:style style:name="P42" style:family="paragraph" style:parent-style-name="Text_20_body">
      <style:text-properties fo:font-weight="normal" officeooo:rsid="0020b08e" officeooo:paragraph-rsid="0020b08e" style:font-weight-asian="normal" style:font-weight-complex="normal"/>
    </style:style>
    <style:style style:name="P43" style:family="paragraph" style:parent-style-name="Text_20_body" style:list-style-name="L1">
      <style:text-properties fo:font-weight="normal" officeooo:rsid="0021c244" officeooo:paragraph-rsid="0021c244" style:font-weight-asian="normal" style:font-weight-complex="normal"/>
    </style:style>
    <style:style style:name="P44" style:family="paragraph" style:parent-style-name="Text_20_body" style:list-style-name="L1">
      <style:text-properties fo:font-weight="normal" officeooo:rsid="0021c244" officeooo:paragraph-rsid="00269821" style:font-weight-asian="normal" style:font-weight-complex="normal"/>
    </style:style>
    <style:style style:name="P45" style:family="paragraph" style:parent-style-name="Text_20_body" style:list-style-name="L1">
      <style:text-properties fo:font-weight="normal" officeooo:rsid="0024034b" officeooo:paragraph-rsid="0024034b" style:font-weight-asian="normal" style:font-weight-complex="normal"/>
    </style:style>
    <style:style style:name="P46" style:family="paragraph" style:parent-style-name="Text_20_body" style:list-style-name="L1">
      <style:text-properties fo:font-weight="normal" officeooo:rsid="0026268b" officeooo:paragraph-rsid="0026268b" style:font-weight-asian="normal" style:font-weight-complex="normal"/>
    </style:style>
    <style:style style:name="P47" style:family="paragraph" style:parent-style-name="Text_20_body" style:list-style-name="L1">
      <style:text-properties fo:font-weight="normal" officeooo:rsid="00269821" officeooo:paragraph-rsid="00269821" style:font-weight-asian="normal" style:font-weight-complex="normal"/>
    </style:style>
    <style:style style:name="P48" style:family="paragraph" style:parent-style-name="Text_20_body">
      <style:text-properties fo:font-weight="normal" officeooo:rsid="00269821" officeooo:paragraph-rsid="00269821" style:font-weight-asian="normal" style:font-weight-complex="normal"/>
    </style:style>
    <style:style style:name="P49" style:family="paragraph" style:parent-style-name="Text_20_body" style:list-style-name="L1">
      <style:text-properties officeooo:rsid="0017a64c" officeooo:paragraph-rsid="0017a64c"/>
    </style:style>
    <style:style style:name="P50" style:family="paragraph" style:parent-style-name="Text_20_body" style:list-style-name="L1">
      <style:text-properties fo:font-size="10pt" fo:font-weight="bold" officeooo:rsid="001adc88" officeooo:paragraph-rsid="001adc88" style:font-size-asian="10pt" style:font-weight-asian="bold" style:font-size-complex="10pt" style:font-weight-complex="bold"/>
    </style:style>
    <style:style style:name="P51" style:family="paragraph" style:parent-style-name="Text_20_body" style:list-style-name="L1">
      <style:text-properties fo:font-size="10pt" fo:font-weight="bold" officeooo:rsid="001c6701" officeooo:paragraph-rsid="001c6701" style:font-size-asian="10pt" style:font-weight-asian="bold" style:font-size-complex="10pt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size="14pt" fo:font-weight="normal" officeooo:rsid="00269821" officeooo:paragraph-rsid="00269821" style:font-size-asian="12.25pt" style:font-weight-asian="normal" style:font-size-complex="14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size="12pt" fo:font-weight="normal" officeooo:rsid="00269821" officeooo:paragraph-rsid="00269821" style:font-size-asian="12pt" style:font-weight-asian="normal" style:font-size-complex="12pt" style:font-weight-complex="normal"/>
    </style:style>
    <style:style style:name="T1" style:family="text">
      <style:text-properties officeooo:rsid="001479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54d4" style:font-weight-asian="bold" style:font-weight-complex="bold"/>
    </style:style>
    <style:style style:name="T4" style:family="text">
      <style:text-properties fo:font-weight="bold" officeooo:rsid="001479ec" style:font-weight-asian="bold" style:font-weight-complex="bold"/>
    </style:style>
    <style:style style:name="T5" style:family="text">
      <style:text-properties fo:font-weight="bold" officeooo:rsid="0017a64c" style:font-weight-asian="bold" style:font-weight-complex="bold"/>
    </style:style>
    <style:style style:name="T6" style:family="text">
      <style:text-properties fo:font-weight="bold" officeooo:rsid="001adc88" style:font-weight-asian="bold" style:font-weight-complex="bold"/>
    </style:style>
    <style:style style:name="T7" style:family="text">
      <style:text-properties officeooo:rsid="001554d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dc88"/>
    </style:style>
    <style:style style:name="T10" style:family="text">
      <style:text-properties officeooo:rsid="001af680"/>
    </style:style>
    <style:style style:name="T11" style:family="text">
      <style:text-properties officeooo:rsid="001ba1c9"/>
    </style:style>
    <style:style style:name="T12" style:family="text">
      <style:text-properties officeooo:rsid="001c6701"/>
    </style:style>
    <style:style style:name="T13" style:family="text">
      <style:text-properties officeooo:rsid="001e2f3e"/>
    </style:style>
    <style:style style:name="T14" style:family="text">
      <style:text-properties officeooo:rsid="001fc86a"/>
    </style:style>
    <style:style style:name="T15" style:family="text">
      <style:text-properties officeooo:rsid="0021c244"/>
    </style:style>
    <style:style style:name="T16" style:family="text">
      <style:text-properties officeooo:rsid="00227297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Руководство по выполнению лабораторной работы day5_lab1</text:p>
      <text:p text:style-name="P2"/>
      <text:p text:style-name="P1"/>
      <text:list xml:id="list3857218570" text:style-name="L1">
        <text:list-item>
          <text:p text:style-name="P4"><text:span text:style-name="T1">Откройте Visual Studio Code. Перейдите в каталог </text:span><text:span text:style-name="T4">ce2020labs/day_5/lab1</text:span></text:p>
        </text:list-item>
        <text:list-item>
          <text:p text:style-name="P19">Проведите подготовку каталогов проекта</text:p>
          <text:list>
            <text:list-item>
              <text:p text:style-name="P5">Прове<text:span text:style-name="T7">дите</text:span> обзор <text:span text:style-name="T7">каталогов </text:span>проекта. </text:p>
              <text:list>
                <text:list-item>
                  <text:p text:style-name="P3"><text:span text:style-name="T7">Каталог </text:span><text:span text:style-name="T3">lab1</text:span><text:span text:style-name="T7"> содержит следующие каталоги</text:span></text:p>
                </text:list-item>
              </text:list>
            </text:list-item>
          </text:list>
        </text:list-item>
      </text:list>
      <text:list xml:id="list2136890172" text:style-name="L2">
        <text:list-item>
          <text:p text:style-name="P6"><text:span text:style-name="T2">common</text:span> — общие компоненты для проекта ПЛИС</text:p>
        </text:list-item>
        <text:list-item>
          <text:p text:style-name="P6"><text:span text:style-name="T2">program</text:span> — каталог для сборки программ процессора schoolRISK-V</text:p>
        </text:list-item>
        <text:list-item>
          <text:p text:style-name="P6"><text:span text:style-name="T2">run_rzrd</text:span> — каталог для сборки проекта ПЛИС</text:p>
        </text:list-item>
        <text:list-item>
          <text:p text:style-name="P6"><text:span text:style-name="T2">school_risk</text:span> — каталог с компонентами процессора schoolRISC-V</text:p>
        </text:list-item>
        <text:list-item>
          <text:p text:style-name="P6"><text:span text:style-name="T2">src_calc</text:span> — каталог с рабочими компонентами, если там есть файл <text:span text:style-name="T2">example_cpu.sv</text:span> то удалите его</text:p>
        </text:list-item>
        <text:list-item>
          <text:p text:style-name="P6"><text:span text:style-name="T2">src_rzd</text:span> — каталог с файлами для верхнего уровня проекта ПЛИС</text:p>
        </text:list-item>
        <text:list-item>
          <text:p text:style-name="P8"><text:span text:style-name="T2">src_tb</text:span> — каталог с файлами для симуляции, <text:span text:style-name="T9">если там есть файл </text:span><text:span text:style-name="T6">tb.s</text:span><text:span text:style-name="T9">v то удалите его</text:span></text:p>
        </text:list-item>
        <text:list-item>
          <text:p text:style-name="P11">support — <text:span text:style-name="T8">каталог с рабочими файлами для разных шагов лабораторной работы</text:span></text:p>
        </text:list-item>
        <text:list-item>
          <text:p text:style-name="P8">может быть каталог <text:span text:style-name="T2">work</text:span>, если он есть то его следует удалить</text:p>
        </text:list-item>
      </text:list>
      <text:list xml:id="list21156258097635" text:continue-list="list3857218570" text:style-name="L1">
        <text:list-item>
          <text:list>
            <text:list-item>
              <text:list>
                <text:list-item>
                  <text:p text:style-name="P3"><text:span text:style-name="T7">Каталог </text:span><text:span text:style-name="T3">program</text:span><text:span text:style-name="T7"> содержит следующие каталоги и файлы</text:span></text:p>
                </text:list-item>
              </text:list>
            </text:list-item>
          </text:list>
        </text:list-item>
      </text:list>
      <text:list xml:id="list1764082049" text:style-name="L3">
        <text:list-item>
          <text:p text:style-name="P9"><text:span text:style-name="T2">common</text:span> — общие файлы для сборки программ</text:p>
        </text:list-item>
        <text:list-item>
          <text:p text:style-name="P9"><text:span text:style-name="T2">p0_program</text:span> — каталог для сборки программы процессора P0</text:p>
        </text:list-item>
        <text:list-item>
          <text:p text:style-name="P9"><text:span text:style-name="T2">p1_program</text:span> — каталог для сборки программы процессора P0</text:p>
          <text:p text:style-name="P9">Если внутри каталогов <text:span text:style-name="T2">p0_program</text:span>, <text:span text:style-name="T2">p1_program</text:span> находятся файлы <text:span text:style-name="T2">main.S</text:span> то их следует удалить</text:p>
        </text:list-item>
      </text:list>
      <text:list xml:id="list21156484767973" text:continue-list="list21156258097635" text:style-name="L1">
        <text:list-item>
          <text:list>
            <text:list-item>
              <text:list>
                <text:list-item>
                  <text:p text:style-name="P7">Каталог <text:span text:style-name="T2">support</text:span> содержит следующие каталоги</text:p>
                </text:list-item>
              </text:list>
            </text:list-item>
          </text:list>
        </text:list-item>
      </text:list>
      <text:list xml:id="list2205070710" text:style-name="L5">
        <text:list-item>
          <text:p text:style-name="P10"><text:span text:style-name="T2">full</text:span> — рабочие файлы для полного варианта лабораторной работы</text:p>
        </text:list-item>
        <text:list-item>
          <text:p text:style-name="P10"><text:span text:style-name="T2">step1</text:span> — рабочие файлы для шага 1</text:p>
        </text:list-item>
        <text:list-item>
          <text:p text:style-name="P10"><text:span text:style-name="T2">step2</text:span> — рабочие файлы для шага 2</text:p>
        </text:list-item>
      </text:list>
      <text:list xml:id="list21157554252691" text:continue-list="list21156484767973" text:style-name="L1">
        <text:list-item>
          <text:list>
            <text:list-item>
              <text:list>
                <text:list-item>
                  <text:p text:style-name="P16">Каталог <text:span text:style-name="T2">lab1</text:span> содержит следующие файлы:</text:p>
                </text:list-item>
              </text:list>
            </text:list-item>
          </text:list>
        </text:list-item>
      </text:list>
      <text:list xml:id="list3071694362" text:style-name="L7">
        <text:list-item>
          <text:p text:style-name="P18"><text:span text:style-name="T2">systemverilog.txt </text:span>— файл со списком файлов для моделирования</text:p>
        </text:list-item>
        <text:list-item>
          <text:p text:style-name="P18"><text:span text:style-name="T2">vlib_init.sh</text:span> — инициализация системы моделирования</text:p>
        </text:list-item>
        <text:list-item>
          <text:p text:style-name="P18"><text:span text:style-name="T2">compile.sh</text:span> — компиляция файлов для моделирования</text:p>
        </text:list-item>
        <text:list-item>
          <text:p text:style-name="P18"><text:span text:style-name="T2">c_run_0.sh </text:span>— запуск моделирования в консольном режиме</text:p>
        </text:list-item>
        <text:list-item>
          <text:p text:style-name="P18"><text:span text:style-name="T2">g_run_0.sh</text:span> — запуск моделирования в <text:s/>режиме GUI</text:p>
        </text:list-item>
        <text:list-item>
          <text:p text:style-name="P18"><text:soft-page-break/><text:span text:style-name="T2">run_all.sh</text:span> — запуск компиляции и выполнения нескольких тестов в консольном режиме</text:p>
        </text:list-item>
      </text:list>
      <text:list xml:id="list21156283830102" text:continue-list="list21157554252691" text:style-name="L1">
        <text:list-item>
          <text:list>
            <text:list-item>
              <text:p text:style-name="P16">Откройте терминал в программе Visual Studio Code</text:p>
            </text:list-item>
            <text:list-item>
              <text:p text:style-name="P16">Выполните скрипт <text:s/><text:span text:style-name="T2">./vlib_init.sh </text:span></text:p>
            </text:list-item>
          </text:list>
        </text:list-item>
      </text:list>
      <text:p text:style-name="P17"><text:tab/>Будет создан каталог <text:span text:style-name="T2">work</text:span> с пустой рабочей библиотекой.</text:p>
      <text:list xml:id="list21156753177060" text:continue-numbering="true" text:style-name="L1">
        <text:list-item>
          <text:list>
            <text:list-item>
              <text:p text:style-name="P19">Выполните скрипт ./compile.sh</text:p>
            </text:list-item>
          </text:list>
          <text:p text:style-name="P19">Вы должны получить ошибку, в проекте отсутствует файл <text:span text:style-name="T2">src_calc/example_cpu.sv</text:span></text:p>
          <text:p text:style-name="P19"><text:span text:style-name="T2">** Error: (vlog-7) Failed to open design unit file "src_calc/example_cpu.sv" in read mode.</text:span></text:p>
        </text:list-item>
        <text:list-item>
          <text:p text:style-name="P19">Выполните шаг 1 лабораторной работы</text:p>
          <text:list>
            <text:list-item>
              <text:p text:style-name="P19">Скопируйте файл <text:span text:style-name="T2">support/step1/example_cpu.sv</text:span> в каталог <text:span text:style-name="T2">src_cal</text:span></text:p>
              <text:list>
                <text:list-item>
                  <text:list>
                    <text:list-header>
                      <text:p text:style-name="P49"><text:span text:style-name="T2">cp <text:s/>support/step1/example_cpu.sv src_calc/</text:span></text:p>
                    </text:list-header>
                  </text:list>
                </text:list-item>
              </text:list>
            </text:list-item>
            <text:list-item>
              <text:p text:style-name="P30">Скопируйте файл <text:span text:style-name="T2">support/step1/tb.sv</text:span> в каталог <text:span text:style-name="T2">src_tb</text:span></text:p>
              <text:list>
                <text:list-item>
                  <text:list>
                    <text:list-header>
                      <text:p text:style-name="P23"><text:span text:style-name="T2">cp <text:s/>support/step1/</text:span><text:span text:style-name="T6">tb.sv</text:span><text:span text:style-name="T2"> src_</text:span><text:span text:style-name="T6">tb</text:span><text:span text:style-name="T2">/</text:span></text:p>
                    </text:list-header>
                  </text:list>
                </text:list-item>
              </text:list>
            </text:list-item>
            <text:list-item>
              <text:p text:style-name="P20">Скопируйте файл <text:span text:style-name="T2">support/step1/p0_program/main.S </text:span>в каталог <text:span text:style-name="T2">program/p0_progra</text:span>m</text:p>
              <text:list>
                <text:list-item>
                  <text:list>
                    <text:list-header>
                      <text:p text:style-name="P12">cp <text:s/>support/step1/p0_program/main.S program/p0_program/</text:p>
                    </text:list-header>
                  </text:list>
                </text:list-item>
              </text:list>
            </text:list-item>
            <text:list-item>
              <text:p text:style-name="P20">Скопируйте файл <text:span text:style-name="T2">support/step1/p1_program/main.S</text:span> в каталог <text:span text:style-name="T2">program/p1_program</text:span></text:p>
              <text:list>
                <text:list-item>
                  <text:list>
                    <text:list-header>
                      <text:p text:style-name="P22"><text:span text:style-name="T2">cp <text:s/>support/step1/p1_program/main.S program/p1_program/</text:span></text:p>
                    </text:list-header>
                  </text:list>
                </text:list-item>
              </text:list>
            </text:list-item>
            <text:list-item>
              <text:p text:style-name="P20">Проведите обзор файла example_cpu.sv</text:p>
              <text:list>
                <text:list-item>
                  <text:p text:style-name="P20">Найдите следующие компоненты: процессор P0, процессор P1, память для процессора P0, память для процессора P1</text:p>
                </text:list-item>
                <text:list-item>
                  <text:p text:style-name="P22">Определите как формируются разряды <text:span text:style-name="T2">display_number[15:12]</text:span>, какой процессор из формирует и какие регистры должны быть записаны.</text:p>
                </text:list-item>
                <text:list-item>
                  <text:p text:style-name="P22">Определите как формируются разряды <text:span text:style-name="T2">display_number[7:4], </text:span>какой процессор из формирует и какие регистры должны быть записаны.</text:p>
                </text:list-item>
                <text:list-item>
                  <text:p text:style-name="P22">Определите в какой регистр попадает информация о нажатии клавиши <text:span text:style-name="T2">key_sw_p[3]</text:span>. В какой процессор попадает информация о нажатии клавиши, какие регистры участвуют в опросе клавиши.</text:p>
                </text:list-item>
                <text:list-item>
                  <text:p text:style-name="P22">Определите в какой регистр попадает информация о нажатии клавиши <text:span text:style-name="T2">key_sw_p[2]</text:span>. В какой процессор попадает информация о нажатии клавиши, какие регистры участвуют в опросе клавиши.</text:p>
                </text:list-item>
                <text:list-item>
                  <text:p text:style-name="P22">Определите что происходит при нажатии на клавищу <text:span text:style-name="T2">key_sw_p[0]</text:span></text:p>
                </text:list-item>
              </text:list>
            </text:list-item>
            <text:list-item>
              <text:p text:style-name="P21">Проведите обзор файла <text:span text:style-name="T5">p0_program/main.S</text:span></text:p>
              <text:list>
                <text:list-item>
                  <text:p text:style-name="P22">Определите место где происходит опрос клавиши</text:p>
                </text:list-item>
                <text:list-item>
                  <text:p text:style-name="P22"><text:soft-page-break/>Определите место где выводится цифра на дисплей</text:p>
                </text:list-item>
              </text:list>
            </text:list-item>
            <text:list-item>
              <text:p text:style-name="P21">Проведите обзор файла <text:span text:style-name="T5">p1_program/main.S</text:span></text:p>
              <text:list>
                <text:list-item>
                  <text:p text:style-name="P22">Определите место где происходит опрос клавиши</text:p>
                </text:list-item>
                <text:list-item>
                  <text:p text:style-name="P22">Определите место где выводится цифра на дисплей</text:p>
                </text:list-item>
              </text:list>
            </text:list-item>
            <text:list-item>
              <text:p text:style-name="P24">Проведите обзор файлы src_tb/tb.sv</text:p>
              <text:list>
                <text:list-item>
                  <text:p text:style-name="P24">Определите место где формируются сигналы key_sw_p[2] и key_sw_p[3]; Сколько импульсов формируется для каждого из сигналов ?</text:p>
                </text:list-item>
                <text:list-item>
                  <text:p text:style-name="P24"><text:bookmark-start text:name="__RefNumPara__13_3850432084"/>Определите условие по которому производится решение об успешном выполнении теста. Какой выбран сигнал для контроля теста и какое значение он должен иметь ?<text:bookmark-end text:name="__RefNumPara__13_3850432084"/></text:p>
                </text:list-item>
              </text:list>
            </text:list-item>
            <text:list-item>
              <text:p text:style-name="P24">Проведите компиляцию проекта</text:p>
              <text:list>
                <text:list-item>
                  <text:p text:style-name="P24">Запустите скрипт <text:s/><text:span text:style-name="T2">./complile.sh</text:span> <text:s text:c="2"/>компиляция должна пройти без ошибок. Обратите внимание, что при компиляции выводится много сообщений. </text:p>
                </text:list-item>
                <text:list-item>
                  <text:p text:style-name="P24">Повторно запустите компиляцию командой: <text:span text:style-name="T2">./compile.sh | grep Error </text:span></text:p>
                  <text:p text:style-name="P24">Компиляция должна пройти без ошибок. Строчка «Error» должна быть выделена красным цветом. Обратите внимание, что в данном случае выводится только одна строка. Если бы в исходных файлах были ошибки, то они тоже были бы выведены.</text:p>
                </text:list-item>
              </text:list>
            </text:list-item>
            <text:list-item>
              <text:p text:style-name="P27"><text:bookmark-start text:name="__RefNumPara__35_3850432084"/>Выполните сборку программ <text:bookmark-end text:name="__RefNumPara__35_3850432084"/></text:p>
              <text:list>
                <text:list-item>
                  <text:p text:style-name="P27">Откройте новый терминал через пунк меню «Terminal/New Terminal». Обратите внимание, что в правом углу терминал есть поле выбора номера терминала. Через это поле можно переключаться между активными терминалами. Это потребуется для перехода в основной терминал.</text:p>
                  <text:p text:style-name="P27">Примечание: для всех команд можно использовать один терминал, но придётся переходить между каталогами. Для данного проекта удобнее иметь три терминала — терминал #1 для компиляции файлов SystemVerilog и запуска моделирования, терминал #2 с текущим каталогом <text:span text:style-name="T2">program/p0_program </text:span>для сборки программы для процессора P0, терминал #3 с текущим каталогом <text:span text:style-name="T2">program/p1_program</text:span> для сборки программы для процессора P1.</text:p>
                </text:list-item>
                <text:list-item>
                  <text:p text:style-name="P27">Перейдите в каталог <text:s/><text:span text:style-name="T2">program/p0_program</text:span></text:p>
                  <text:list>
                    <text:list-header>
                      <text:p text:style-name="P13">cd program/p0_program/</text:p>
                    </text:list-header>
                  </text:list>
                </text:list-item>
                <text:list-item>
                  <text:p text:style-name="P27">Выполните команду <text:span text:style-name="T2">./make board <text:s/></text:span><text:s/></text:p>
                </text:list-item>
              </text:list>
            </text:list-item>
          </text:list>
        </text:list-item>
      </text:list>
      <text:p text:style-name="P28">Будет выполнена компиляция программы и файл программы будет скопирован в два каталога:</text:p>
      <text:list xml:id="list1231350682" text:style-name="L8">
        <text:list-item>
          <text:p text:style-name="P29">./ - это текущий каталог проекта, там он будет использоваться для моделирования</text:p>
        </text:list-item>
        <text:list-item>
          <text:p text:style-name="P29">./run_rzrd — это каталог для сборки проекта ПЛИС</text:p>
        </text:list-item>
      </text:list>
      <text:list xml:id="list21156590553154" text:continue-list="list21156753177060" text:style-name="L1">
        <text:list-item>
          <text:list>
            <text:list-item>
              <text:list>
                <text:list-item>
                  <text:p text:style-name="P27">Аналогично выполните сборку программы для процессора P1</text:p>
                </text:list-item>
                <text:list-item>
                  <text:p text:style-name="P27">Перейдите обратно в терминал #1 </text:p>
                </text:list-item>
              </text:list>
            </text:list-item>
            <text:list-item>
              <text:p text:style-name="P33"><text:soft-page-break/>Выполнение моделирования проекта</text:p>
              <text:list>
                <text:list-item>
                  <text:p text:style-name="P24">Запустите моделирование в консольном режиме командой <text:s/><text:span text:style-name="T2">./c_run_0.sh</text:span></text:p>
                  <text:p text:style-name="P30">Тест должен завершиться с ошибкой:</text:p>
                  <text:p text:style-name="P50">test_id=0 <text:s text:c="4"/>test_name: <text:s text:c="9"/>test_0 <text:s text:c="8"/>DEPTH=8 <text:s text:c="4"/>TRANSACTION=14 <text:s text:c="3"/>TEST_FAILED *******</text:p>
                </text:list-item>
                <text:list-item>
                  <text:p text:style-name="P32">Запустите симулятор в режиме GUI командой <text:span text:style-name="T2">./g_run_0.sh <text:s/>&amp;</text:span></text:p>
                  <text:p text:style-name="P32">Обратите внимание на символ &amp; после команды. Этот символ даёт указание запустить программу и вернуть управление терминалу. В терминале можно вводить другие команды, в частности можно запускать скрип компиляции ./compile.sh</text:p>
                </text:list-item>
                <text:list-item>
                  <text:p text:style-name="P32">В симуляторе выведите на временную диаграмму сигналы верхнего уровня: </text:p>
                </text:list-item>
              </text:list>
            </text:list-item>
          </text:list>
        </text:list-item>
      </text:list>
      <text:list xml:id="list4005751898" text:style-name="L9">
        <text:list-item>
          <text:list>
            <text:list-item>
              <text:list>
                <text:list-item>
                  <text:p text:style-name="P14"><text:span text:style-name="T10">reset_p</text:span></text:p>
                </text:list-item>
                <text:list-item>
                  <text:p text:style-name="P15">display_number</text:p>
                </text:list-item>
                <text:list-item>
                  <text:p text:style-name="P15">key_sw_p</text:p>
                </text:list-item>
              </text:list>
            </text:list-item>
          </text:list>
        </text:list-item>
      </text:list>
      <text:list xml:id="list21156371160156" text:continue-list="list21156590553154" text:style-name="L1">
        <text:list-item>
          <text:list>
            <text:list-item>
              <text:list>
                <text:list-item>
                  <text:p text:style-name="P32">В другое окно с временной диаграммой выведите сигналы компонента <text:span text:style-name="T2">uut</text:span></text:p>
                </text:list-item>
                <text:list-item>
                  <text:p text:style-name="P32"><text:span text:style-name="T2"><text:s/></text:span><text:span text:style-name="T11">Запустите сеанс моделирования на время 30 us. В окне «Transcript» будет выведен лог теста, там также должно быть выведено сообщение «TEST FAILED»</text:span></text:p>
                </text:list-item>
                <text:list-item>
                  <text:p text:style-name="P32">Какое значение в конце моделирования имеет сигнал выбранный для контроля правильности проведения теста ? <text:span text:style-name="T11">(см. п. </text:span><text:span text:style-name="T11"><text:bookmark-ref text:reference-format="number" text:ref-name="__RefNumPara__13_3850432084">3.8.2</text:bookmark-ref></text:span><text:span text:style-name="T11">)</text:span></text:p>
                </text:list-item>
                <text:list-item>
                  <text:p text:style-name="P33">Что нужно сделать для правильного завершения теста ?</text:p>
                </text:list-item>
                <text:list-item>
                  <text:p text:style-name="P33"><text:bookmark-start text:name="__RefNumPara__15_3850432084"/>Измените файл <text:span text:style-name="T2">tb.sv</text:span> для правильного завершения теста<text:bookmark-end text:name="__RefNumPara__15_3850432084"/></text:p>
                </text:list-item>
                <text:list-item>
                  <text:p text:style-name="P33">Скомпилируйте заново файлы проекта, для этого перейдите в терминал #1 и выполните скрипт <text:span text:style-name="T2">./compile.sh </text:span></text:p>
                  <text:p text:style-name="P33">Обратите внимание, что не требуется закрывать программу симулятора. Скрипт <text:span text:style-name="T2">./compile</text:span> также можно выполнить в окне «Transcrip» симулятора. Однако у нас основной системой разработки является Visual Studio Code. В случае появления ошибок при компиляции есть возможность сразу перейти на строку с ошибкой и её исправить. Это удобно.</text:p>
                </text:list-item>
                <text:list-item>
                  <text:p text:style-name="P33">Перейдите в симулятор. Выполните перезапуск сеанса. Запустите сеанс моделирования на время 30 us</text:p>
                </text:list-item>
                <text:list-item>
                  <text:p text:style-name="P33">Какой результат выполнения теста ? Если тест завершился с ошибкой, то вернитесь к п. <text:bookmark-ref text:reference-format="number" text:ref-name="__RefNumPara__15_3850432084">3.11.8</text:bookmark-ref></text:p>
                </text:list-item>
                <text:list-item>
                  <text:p text:style-name="P34">Перейдите в терминал #1</text:p>
                </text:list-item>
                <text:list-item>
                  <text:p text:style-name="P25">Запустите моделирование в консольном режиме командой <text:s/><text:span text:style-name="T2">./c_run_0.sh</text:span></text:p>
                  <text:p text:style-name="P31">Тест должен завершиться <text:span text:style-name="T12">успешно:</text:span></text:p>
                  <text:p text:style-name="P51">test_id=0 <text:s text:c="4"/>test_name: <text:s text:c="9"/>test_0 <text:s text:c="8"/>DEPTH=8 <text:s text:c="4"/>TRANSACTION=15 <text:s text:c="3"/>TEST_PASSED</text:p>
                </text:list-item>
                <text:list-item>
                  <text:p text:style-name="P34"><text:soft-page-break/>Обратите внимание, что в проекте реализован тест с самопроверкой. Результатом теста является сообщение «TEST PASSED» или «TEST FAILED». </text:p>
                  <text:p text:style-name="P34">Тест может быть запущен в консольном режиме или в режиме GUI. Режим GUI позволяет производить отладку проекта, в том числе пошаговую отладку. Консольный режим позволяет провести быстрый запуск теста и даёт возможность для удобного запуска группы тестов.</text:p>
                </text:list-item>
              </text:list>
            </text:list-item>
            <text:list-item>
              <text:p text:style-name="P34"><text:bookmark-start text:name="__RefNumPara__43_3850432084"/>Сборка проекта и загрузка на плату<text:bookmark-end text:name="__RefNumPara__43_3850432084"/></text:p>
              <text:list>
                <text:list-item>
                  <text:p text:style-name="P34">Подключите плату RZ-EasyFPGA</text:p>
                </text:list-item>
                <text:list-item>
                  <text:p text:style-name="P34">Откройте новый терминал в Visual Studio Code, это будет терминал #4</text:p>
                </text:list-item>
                <text:list-item>
                  <text:p text:style-name="P34">Перейдите в каталог ./run_rzrd</text:p>
                </text:list-item>
                <text:list-item>
                  <text:p text:style-name="P34">Выполните скрипт <text:span text:style-name="T2">./x_synthesize.bash </text:span></text:p>
                  <text:p text:style-name="P34">Проект должен быть собран и загружен на плату. На дисплее должны отображаться цифры «0000»</text:p>
                </text:list-item>
              </text:list>
            </text:list-item>
            <text:list-item>
              <text:p text:style-name="P34">Проверка работы на плате</text:p>
              <text:list>
                <text:list-item>
                  <text:p text:style-name="P35">Нажмите на кнопку S1 (крайняя слева). Крайняя слева цифра должна увеличится на единицу.</text:p>
                </text:list-item>
                <text:list-item>
                  <text:p text:style-name="P35">Нажмите на кнопку S2 (вторая слева). Вторая справа цифра должна увеличится на единицу.</text:p>
                </text:list-item>
                <text:list-item>
                  <text:p text:style-name="P35">Нажмите на кнопку S4 (крайняя справа). Должны быть все нули.</text:p>
                </text:list-item>
                <text:list-item>
                  <text:p text:style-name="P35">Попробуйте нажимать на кнопки S1, S2 в произвольном порядке. Проведите анализ изменения цифр. <text:s/></text:p>
                </text:list-item>
                <text:list-item>
                  <text:p text:style-name="P35">Влияют ли друг на друга процессоры P0 и P1 которые занимаются опросом кнопок и отображением цифр ?</text:p>
                </text:list-item>
              </text:list>
            </text:list-item>
          </text:list>
        </text:list-item>
        <text:list-item>
          <text:p text:style-name="P35">Выполните шаг 2 лабораторной работы</text:p>
          <text:list>
            <text:list-item>
              <text:list>
                <text:list-item>
                  <text:p text:style-name="P35">Целью шага 2 является включение в проект FIFO для передачи значения из процессора P0 в процессор P1. Особенностью шага является то что процессор P0 не имеет информации о доступности ресурсов для передачи зн<text:span text:style-name="T13">а</text:span>чения <text:span text:style-name="T13">в процессор P1</text:span></text:p>
                </text:list-item>
                <text:list-item>
                  <text:p text:style-name="P36">Откройте файл src_calc/example_cpu.sv</text:p>
                </text:list-item>
                <text:list-item>
                  <text:p text:style-name="P36">Найдите строки где формируются сигналы <text:span text:style-name="T2">fifo_i_data, fifo_i_data_we, fifo_o_data_rd</text:span> и уберите комментарии с этих сигналов.</text:p>
                </text:list-item>
                <text:list-item>
                  <text:p text:style-name="P36">Уберите комментарий с компонента fifo_simple (экземпляр fifo_msg)</text:p>
                </text:list-item>
                <text:list-item>
                  <text:p text:style-name="P36">Какие регистры процессора P0 участвуют в формировании сигналов для записи в FIFO ?</text:p>
                </text:list-item>
                <text:list-item>
                  <text:p text:style-name="P37">Какие регистры процессора P1 используются для опроса состояния FIFO</text:p>
                </text:list-item>
                <text:list-item>
                  <text:p text:style-name="P36"><text:soft-page-break/>Какие регистры процессора P1 участвуют в формировании сигнала чтения из FIFO ? Какой алгоритм чтения значения из FIFO ?</text:p>
                </text:list-item>
                <text:list-item>
                  <text:p text:style-name="P36"><text:bookmark-start text:name="__DdeLink__29_3850432084"/>Откройте файл программы <text:span text:style-name="T2">program/p0_program/main.S</text:span></text:p>
                </text:list-item>
                <text:list-item>
                  <text:p text:style-name="P36">Найдите и уберите комментарий со строчек кода в которых производится запись значения в FIFO.<text:bookmark-end text:name="__DdeLink__29_3850432084"/></text:p>
                </text:list-item>
                <text:list-item>
                  <text:p text:style-name="P36">Откройте файл программы <text:span text:style-name="T2">program/p1_program/main.S</text:span></text:p>
                </text:list-item>
                <text:list-item>
                  <text:p text:style-name="P36">Найдите и уберите комментарий со строчек кода в которых <text:span text:style-name="T14">производятся следующие операции:</text:span></text:p>
                </text:list-item>
              </text:list>
            </text:list-item>
          </text:list>
        </text:list-item>
      </text:list>
      <text:list xml:id="list4125199621" text:style-name="L10">
        <text:list-item>
          <text:list>
            <text:list-item>
              <text:list>
                <text:list-item>
                  <text:p text:style-name="P39">опрос состояния FIFO</text:p>
                </text:list-item>
                <text:list-item>
                  <text:p text:style-name="P39">чтение значения из FIFO</text:p>
                </text:list-item>
                <text:list-item>
                  <text:p text:style-name="P39">формирования сигнала fifo_rd</text:p>
                </text:list-item>
              </text:list>
            </text:list-item>
          </text:list>
        </text:list-item>
      </text:list>
      <text:list xml:id="list21156410185113" text:continue-list="list21156371160156" text:style-name="L1">
        <text:list-item>
          <text:list>
            <text:list-item>
              <text:list>
                <text:list-item>
                  <text:p text:style-name="P37">Найдите и установите комментарий на строчки в которых на дисплей выводится информация из регистра a0</text:p>
                  <text:p text:style-name="P37">Примечания: готовые файлы для шага 2 находятся в каталоге <text:span text:style-name="T2">support/step2</text:span></text:p>
                </text:list-item>
                <text:list-item>
                  <text:p text:style-name="P37">Выполните сборку программ по аналогии с п. <text:bookmark-ref text:reference-format="number" text:ref-name="__RefNumPara__35_3850432084">3.10</text:bookmark-ref></text:p>
                </text:list-item>
                <text:list-item>
                  <text:p text:style-name="P37">Выполните компиляцию проекта <text:span text:style-name="T2">./compile.sh</text:span></text:p>
                </text:list-item>
                <text:list-item>
                  <text:p text:style-name="P40">Выполните запуск моделирования в консольном режиме: ./c_run_0.sh</text:p>
                  <text:p text:style-name="P40">Скорее всего тест завершиться с ошибкой. Если тест завершился успешно, то я вас поздравляю. Вы правильно исправили программу.</text:p>
                </text:list-item>
                <text:list-item>
                  <text:p text:style-name="P40">Перейдите в симулятор, выполните запуск моделирования. Обратите внимание на шаг изменения старшей цифры в сигнале display_number.</text:p>
                </text:list-item>
                <text:list-item>
                  <text:p text:style-name="P40">Соберите проект и запустите на плате по аналогии с п. <text:bookmark-ref text:reference-format="number" text:ref-name="__RefNumPara__43_3850432084">3.12</text:bookmark-ref></text:p>
                </text:list-item>
                <text:list-item>
                  <text:p text:style-name="P40">Нажмите на клавишу S1. На сколько изменится значение старшей цифры ? Совпадает ли это с <text:span text:style-name="T15">результатами моделирования ?</text:span></text:p>
                </text:list-item>
                <text:list-item>
                  <text:p text:style-name="P43">Попробуйте нажимать на кнопки S1, S2 в разной последовательности.</text:p>
                </text:list-item>
                <text:list-item>
                  <text:p text:style-name="P43">Совпадают ли цифры на дисплее ?</text:p>
                </text:list-item>
                <text:list-item>
                  <text:p text:style-name="P43">Зависит ли поведение процессора P0 от процессора P1 ?</text:p>
                </text:list-item>
                <text:list-item>
                  <text:p text:style-name="P43">Зависит ли поведение процессора P1 от процессора P0 ?</text:p>
                </text:list-item>
                <text:list-item>
                  <text:p text:style-name="P43">Какое поведение светодиодов ?</text:p>
                </text:list-item>
                <text:list-item>
                  <text:p text:style-name="P43">Откройте программу program/p0_program/main.S</text:p>
                </text:list-item>
                <text:list-item>
                  <text:p text:style-name="P43">Найдите строчку с дополнительным инкрементов регистра a0 и закомментируйте её.</text:p>
                </text:list-item>
                <text:list-item>
                  <text:p text:style-name="P43">Проведите сборку программы, сеанс моделирования, сборку проекта ПЛИС и запуск на плате. Поведение изменилось ?</text:p>
                </text:list-item>
                <text:list-item>
                  <text:p text:style-name="P43"><text:bookmark-start text:name="__RefNumPara__69_3850432084"/><text:soft-page-break/>Нажимайте на кнопку S2 до появления состояния когда горит только светодиод <text:span text:style-name="T16">LED1 (самый левый). Это состояние пустого FIFO. Обратите внимание, дальнейшие нажатия на кнопку S2 не изменяют состояние светодиодов и значения цифры 1. Запомните состояние цифры 3.</text:span><text:bookmark-end text:name="__RefNumPara__69_3850432084"/></text:p>
                </text:list-item>
                <text:list-item>
                  <text:p text:style-name="P45">Пять раз нажмите на кнопку S1. После первого нажатия должен погаснуть LED1. После пятого должен загореться светодиод LED2. Это состояние почти полного FIFO. </text:p>
                </text:list-item>
                <text:list-item>
                  <text:p text:style-name="P45"><text:bookmark-start text:name="__RefNumPara__71_3850432084"/>Ещё три раза нажмите кнопку S1. Должен загореться светодиод LED3. Это состояние полного FIFO. Запомните значение цифры 3 (самая левая). Это значение записано в FIFO.<text:bookmark-end text:name="__RefNumPara__71_3850432084"/></text:p>
                </text:list-item>
                <text:list-item>
                  <text:p text:style-name="P45">Нажмите кнопку S1. Светодиоды не изменяют своё состояние.</text:p>
                </text:list-item>
                <text:list-item>
                  <text:p text:style-name="P45">Восемь раз нажмите на кнопку S2. При первом нажатии должна появится цифра на 1 больше чем запомненная в п. <text:bookmark-ref text:reference-format="number" text:ref-name="__RefNumPara__69_3850432084">4.1.27</text:bookmark-ref>. При восьмом нажатии должна появиться цифра запомненная в п. <text:bookmark-ref text:reference-format="number" text:ref-name="__RefNumPara__71_3850432084">4.1.29</text:bookmark-ref> Были прочитаны все данные из FIFO. Должен гореть только светодиод LED1.</text:p>
                </text:list-item>
                <text:list-item>
                  <text:p text:style-name="P45">Нажмите кнопку S2. Состояние цифры 1 и светодиодов не должно измениться.</text:p>
                </text:list-item>
              </text:list>
            </text:list-item>
          </text:list>
        </text:list-item>
        <text:list-item>
          <text:p text:style-name="P46">Выполните шаг с полным вариантом лабораторной работы</text:p>
          <text:list>
            <text:list-item>
              <text:p text:style-name="P46">Отройте файл <text:span text:style-name="T2">src_calc/example_cpu.sv</text:span></text:p>
            </text:list-item>
            <text:list-item>
              <text:p text:style-name="P46">Найдите строчку формирования сигнала <text:span text:style-name="T2">is_write_enable</text:span> и раскомментируйте её.</text:p>
            </text:list-item>
            <text:list-item>
              <text:p text:style-name="P46">Найдите фрагмент управления сигналом <text:span text:style-name="T2">credit_counter</text:span> и раскомментируйте этот фрагмент. Закомментируйте строчку с присвоением сигналу <text:s/><text:span text:style-name="T2">credit_counter</text:span> значения 0.</text:p>
            </text:list-item>
            <text:list-item>
              <text:p text:style-name="P46">Какие регистры используются для передачи сигнала <text:span text:style-name="T2">is_write_enable</text:span> в процессор P0 ? Какой алгоритм чтения сигнала процессором ?</text:p>
            </text:list-item>
            <text:list-item>
              <text:p text:style-name="P46">Откройте файл program/p0_program/main.S</text:p>
            </text:list-item>
            <text:list-item>
              <text:p text:style-name="P46">Найдите строчки которые читают сигнал is_write_enable и где есть переход к началу цикла при отсутствии разрешения записи. Раскомментируйте эти строчки.</text:p>
            </text:list-item>
            <text:list-item>
              <text:p text:style-name="P46">Проведите сборку программы </text:p>
              <text:list>
                <text:list-item>
                  <text:p text:style-name="P38">Выполните компиляцию проекта <text:span text:style-name="T2">./compile.sh</text:span></text:p>
                </text:list-item>
                <text:list-item>
                  <text:p text:style-name="P41">Выполните запуск моделирования в консольном режиме: <text:span text:style-name="T2">./c_run_0.sh </text:span></text:p>
                </text:list-item>
              </text:list>
            </text:list-item>
          </text:list>
        </text:list-item>
      </text:list>
      <text:p text:style-name="P48"><text:tab/>Тест должен завершиться без ошибок.</text:p>
      <text:list xml:id="list21157751428692" text:continue-numbering="true" text:style-name="L1">
        <text:list-item>
          <text:list>
            <text:list-item>
              <text:list>
                <text:list-item>
                  <text:p text:style-name="P47">Проведите сборку проекта ПЛИС и выполните запуск на плате.</text:p>
                </text:list-item>
                <text:list-item>
                  <text:p text:style-name="P44">Попробуйте нажимать на кнопки S1, S2 в разной последовательности.</text:p>
                </text:list-item>
                <text:list-item>
                  <text:p text:style-name="P44">Совпадают ли цифры на дисплее ?</text:p>
                </text:list-item>
                <text:list-item>
                  <text:p text:style-name="P44">Зависит ли поведение процессора P0 от процессора P1 ?</text:p>
                </text:list-item>
                <text:list-item>
                  <text:p text:style-name="P44">Зависит ли поведение процессора P1 от процессора P0 ?</text:p>
                </text:list-item>
                <text:list-item>
                  <text:p text:style-name="P44">Какое поведение светодиодов ?</text:p>
                </text:list-item>
                <text:list-item>
                  <text:p text:style-name="P47"><text:soft-page-break/>Что показывает вторая слева цифра на дисплее ?</text:p>
                </text:list-item>
                <text:list-item>
                  <text:p text:style-name="P47">Как связано значение второй слева цифры и состояние светодиодов ?</text:p>
                </text:list-item>
              </text:list>
            </text:list-item>
          </text:list>
        </text:list-item>
        <text:list-item>
          <text:p text:style-name="P47">Завершение работы</text:p>
          <text:list>
            <text:list-item>
              <text:p text:style-name="P47">Сравните файлы <text:span text:style-name="T2">src_tb/tb.sv, src_calc/example_cpu, program/p0_program/main.S, program/p1_program/main.S</text:span> <text:s/>с файлами из каталога <text:span text:style-name="T2">support/full</text:span>. <text:s/>Какие есть отличия ?</text:p>
            </text:list-item>
          </text:list>
        </text:list-item>
      </text:list>
      <text:p text:style-name="P42"><text:span text:style-name="T2"/></text:p>
      <text:p text:style-name="P42"><text:span text:style-name="T2"/></text:p>
      <text:p text:style-name="P52">Благодарю за выполнение лабораторной работы!</text:p>
      <text:p text:style-name="P52"/>
      <text:p text:style-name="P53">Буду рад получить отзывы, замечания, предложения по данной работе.</text:p>
      <text:p text:style-name="P53">С уважением,</text:p>
      <text:p text:style-name="P53"><text:s/>Дмитрий Смехов</text:p>
      <text:p text:style-name="P53"><text:a xlink:type="simple" xlink:href="mailto:dsmekhov@plis2.ru" text:style-name="Internet_20_link" text:visited-style-name="Visited_20_Internet_20_Link">dsmekhov@plis2.ru</text:a></text:p>
      <text:p text:style-name="P53"/>
      <text:list xml:id="list21156743654124" text:continue-numbering="true" text:style-name="L1">
        <text:list-item>
          <text:list>
            <text:list-item>
              <text:list>
                <text:list-header>
                  <text:p text:style-name="P26"><text:span text:style-name="T8"/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1T22:40:11.588789327</meta:creation-date>
    <dc:date>2022-01-22T02:11:56.045261412</dc:date>
    <meta:editing-duration>PT19M50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8" meta:paragraph-count="177" meta:word-count="1909" meta:character-count="14047" meta:non-whitespace-character-count="12110"/>
  </office:meta>
</office:document-meta>
</file>